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DejaVu Serif" fo:font-weight="normal" style:font-weight-asian="normal" style:font-weight-complex="normal"/>
    </style:style>
    <style:style style:name="P2" style:family="paragraph">
      <style:paragraph-properties fo:text-align="end"/>
      <style:text-properties style:font-name="DejaVu Serif" fo:font-weight="normal" style:font-weight-asian="normal" style:font-weight-complex="normal"/>
    </style:style>
    <style:style style:name="P3" style:family="paragraph">
      <style:paragraph-properties fo:text-align="start"/>
      <style:text-properties style:font-name="DejaVu Serif" fo:font-weight="normal" style:font-weight-asian="normal" style:font-weight-complex="normal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T1" style:family="text">
      <style:text-properties style:font-name="DejaVu Serif" fo:font-size="34pt" fo:font-weight="normal" style:font-size-asian="34pt" style:font-weight-asian="normal" style:font-size-complex="34pt" style:font-weight-complex="normal"/>
    </style:style>
    <style:style style:name="T2" style:family="text">
      <style:text-properties style:font-name="Liberation Serif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DejaVu Serif" fo:font-weight="bold" style:font-weight-asian="bold" style:font-weight-complex="bold"/>
    </style:style>
    <style:style style:name="T4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erif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1"><text:span text:style-name="T3"/></text:p>
            <text:p text:style-name="P2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Eva Delmas</text:span><text:span text:style-name="T6">, Université de montréal</text:span></text:p>
            <text:p text:style-name="P3"><text:span text:style-name="T7">eva.delmas@gmail.com</text:span></text:p>
            <text:p text:style-name="P2"><text:span text:style-name="T5">Sophia Rousseau-Mermans</text:span><text:span text:style-name="T6">,</text:span><text:span text:style-name="T5"> </text:span></text:p>
            <text:p text:style-name="P2"><text:span text:style-name="T6">Université de Montréal, Université Paris 1</text:span></text:p>
            <text:p text:style-name="P2"><text:span text:style-name="T7">sophia.rousseau-mermans@umontreal.ca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7T15:22:17.154615111</dc:date>
    <meta:editing-duration>PT19M4S</meta:editing-duration>
    <meta:editing-cycles>2</meta:editing-cycles>
    <meta:document-statistic meta:object-count="36"/>
  </office:meta>
</office:document-meta>
</file>